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5-09-18 0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5-06-25 0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5-03-20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4-12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4-09-19 0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4-06-07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4-03-14 0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3-12-0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3-09-27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3-06-28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2-08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2-05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2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9-06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9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7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6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6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5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5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5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4-09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4-07-0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4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3-12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3-09-1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3-03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2-12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2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2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1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1-06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10-08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9-09-0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9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9-02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6-11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5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2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1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0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200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8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7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7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3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3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2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0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8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7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5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4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8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7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7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7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7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979</text:p>
          </table:table-cell>
          <table:table-cell office:value-type="string" calcext:value-type="string">
            <text:p>38S/19E-23BCD</text:p>
          </table:table-cell>
          <table:table-cell office:value-type="string" calcext:value-type="string">
            <text:p>197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